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" style:family="paragraph" style:parent-style-name="Standard">
      <style:text-properties fo:color="#000000" loext:opacity="100%" officeooo:rsid="001503a1" officeooo:paragraph-rsid="001503a1" fo:background-color="#ffffff"/>
    </style:style>
    <style:style style:name="P3" style:family="paragraph" style:parent-style-name="Standard">
      <style:text-properties fo:color="#000000" loext:opacity="100%" officeooo:rsid="00179c88" officeooo:paragraph-rsid="00179c88" fo:background-color="#ffffff"/>
    </style:style>
    <style:style style:name="P4" style:family="paragraph" style:parent-style-name="Standard">
      <style:text-properties fo:color="#000000" loext:opacity="100%" officeooo:paragraph-rsid="00179c88" fo:background-color="#ffffff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6" style:family="paragraph" style:parent-style-name="Standard">
      <style:text-properties fo:color="#000000" loext:opacity="100%" officeooo:rsid="001852a6" officeooo:paragraph-rsid="001852a6" fo:background-color="#ffffff"/>
    </style:style>
    <style:style style:name="P7" style:family="paragraph" style:parent-style-name="Standard">
      <style:text-properties fo:color="#000000" loext:opacity="100%" officeooo:rsid="00179c88" fo:background-color="#ffffff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officeooo:rsid="00179c88"/>
    </style:style>
    <style:style style:name="T3" style:family="text">
      <style:text-properties officeooo:rsid="0019e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🤓 <text:s/>Домашнє завдання:</text:p>
      <text:p text:style-name="P7">1) Верстаємо статтю з посиланнями на розділи. Краще якусь нову, використовуючи відчуття вкладеності (коробочок) та призначення тегів.</text:p>
      <text:p text:style-name="P7">2) Створюємо та підключаємо css файл, додаємо файл обнулення стилів.</text:p>
      <text:p text:style-name="P7">3) Практикуємо КОЖЕН з вивчених селекторів, комбінацій та вкладеність. Використовуємо ЛИШЕ CSS-властивість color. Експерементуємо!</text:p>
      <text:p text:style-name="P7">Обов'язково користуємось валідаторами:</text:p>
      <text:p text:style-name="P7">https://validator.w3.org/nu/ html-валідатор</text:p>
      <text:p text:style-name="P7">https://jigsaw.w3.org/css-validator/ css-валідатор</text:p>
      <text:p text:style-name="P7">https://caninclude.glitch.me/ валідатор вкладення</text:p>
      <text:p text:style-name="P7"/>
      <text:p text:style-name="P7">Додатково Emmet:</text:p>
      <text:p text:style-name="P7">https://docs.emmet.io/</text:p>
      <text:p text:style-name="P7">https://epixx.github.io/emmet/ </text:p>
      <text:p text:style-name="P7">Додатково відео: </text:p>
      <text:p text:style-name="P7">https://www.youtube.com/watch?v=UOgtWxnv92c</text:p>
      <text:p text:style-name="P7">@every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8:45:02.638625642</meta:creation-date>
    <dc:date>2023-10-03T07:44:42.540049830</dc:date>
    <meta:editing-duration>P1DT4H16S</meta:editing-duration>
    <meta:editing-cycles>10</meta:editing-cycles>
    <meta:generator>LibreOffice/7.5.5.2$Linux_X86_64 LibreOffice_project/50$Build-2</meta:generator>
    <meta:document-statistic meta:table-count="0" meta:image-count="0" meta:object-count="0" meta:page-count="1" meta:paragraph-count="14" meta:word-count="62" meta:character-count="669" meta:non-whitespace-character-count="618"/>
  </office:meta>
</office:document-meta>
</file>